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betan Machine Uni" fo:font-size="16pt" officeooo:rsid="001ca9eb" officeooo:paragraph-rsid="001ca9e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betan Machine Uni" fo:font-size="16pt" officeooo:rsid="001ca9eb" officeooo:paragraph-rsid="001ca9eb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ibetan Machine Uni" fo:font-size="16pt" officeooo:rsid="001d8049" officeooo:paragraph-rsid="001d8049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betan Machine Uni" fo:font-size="16pt" officeooo:rsid="0022f26c" officeooo:paragraph-rsid="0022f26c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1ca9eb" officeooo:paragraph-rsid="001ca9e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1ca9eb" officeooo:paragraph-rsid="001ca9e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1d8049" officeooo:paragraph-rsid="001d804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officeooo:rsid="001d8049" officeooo:paragraph-rsid="001d804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officeooo:rsid="0023a417" officeooo:paragraph-rsid="001d8049" style:font-size-asian="10.5pt" style:font-size-complex="12pt"/>
    </style:style>
    <style:style style:name="T1" style:family="text">
      <style:text-properties officeooo:rsid="002193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: Neeraj R Rugi</text:p>
      <text:p text:style-name="P1">SRN: PES2UG24CS311</text:p>
      <text:p text:style-name="P1">Lab-II</text:p>
      <text:p text:style-name="P2">Program 1:</text:p>
      <text:p text:style-name="P2">#include &lt;stdio.h&gt;</text:p>
      <text:p text:style-name="P5">int main(){</text:p>
      <text:p text:style-name="P5"><text:tab/>printf("Enter the score of the student: \n");</text:p>
      <text:p text:style-name="P5"><text:tab/>int score = 0;</text:p>
      <text:p text:style-name="P5"><text:tab/>scanf("%d", &amp;score);</text:p>
      <text:p text:style-name="P5"><text:tab/>if(score &gt;= 90)</text:p>
      <text:p text:style-name="P5"><text:tab/><text:tab/>printf("Your Grade is: A\n");</text:p>
      <text:p text:style-name="P5"><text:tab/>else if(score &gt;= 80)</text:p>
      <text:p text:style-name="P5"><text:tab/><text:tab/>printf("Your Grade is: B\n");</text:p>
      <text:p text:style-name="P5"><text:tab/>else if(score &gt;= 70)</text:p>
      <text:p text:style-name="P5"><text:tab/><text:tab/>printf("Your Grade is: C\n");</text:p>
      <text:p text:style-name="P5"><text:tab/>else if(score &gt;= 60)</text:p>
      <text:p text:style-name="P5"><text:tab/><text:tab/>printf("Your Grade is: D\n");</text:p>
      <text:p text:style-name="P5"><text:tab/>else</text:p>
      <text:p text:style-name="P5"><text:tab/><text:tab/>printf("Your Grade is: F\n");</text:p>
      <text:p text:style-name="P5">}</text:p>
      <text:p text:style-name="P5"/>
      <text:p text:style-name="P2">Program 2:</text:p>
      <text:p text:style-name="P6">#include &lt;stdio.h&gt;</text:p>
      <text:p text:style-name="P6">int main(){</text:p>
      <text:p text:style-name="P6"><text:tab/>printf("Enter the number of the month: \n");</text:p>
      <text:p text:style-name="P6"><text:tab/>int month = 0;</text:p>
      <text:p text:style-name="P6"><text:tab/>scanf("%d", &amp;month);</text:p>
      <text:p text:style-name="P6"><text:tab/>switch(month){</text:p>
      <text:p text:style-name="P6"><text:tab/><text:tab/>case 1:</text:p>
      <text:p text:style-name="P6"><text:tab/><text:tab/><text:tab/>printf("January: 31 days\n");</text:p>
      <text:p text:style-name="P6"><text:tab/><text:tab/><text:tab/>break;</text:p>
      <text:p text:style-name="P6"><text:tab/><text:tab/>case 2:</text:p>
      <text:p text:style-name="P6"><text:tab/><text:tab/><text:tab/>printf("February: 28 days\n");</text:p>
      <text:p text:style-name="P6"><text:tab/><text:tab/><text:tab/>break;</text:p>
      <text:p text:style-name="P6"><text:tab/><text:tab/>case 3:</text:p>
      <text:p text:style-name="P6"><text:tab/><text:tab/><text:tab/>printf("March: 31 days\n");</text:p>
      <text:p text:style-name="P6"><text:tab/><text:tab/><text:tab/>break;</text:p>
      <text:p text:style-name="P6"><text:tab/><text:tab/>case 4:</text:p>
      <text:p text:style-name="P6"><text:tab/><text:tab/><text:tab/>printf("April: 30 days\n");</text:p>
      <text:p text:style-name="P6"><text:tab/><text:tab/><text:tab/>break;</text:p>
      <text:p text:style-name="P6"><text:tab/><text:tab/>case 5:</text:p>
      <text:p text:style-name="P6"><text:tab/><text:tab/><text:tab/>printf("May: 31 days\n");</text:p>
      <text:p text:style-name="P6"><text:tab/><text:tab/><text:tab/>break;</text:p>
      <text:p text:style-name="P6"><text:tab/><text:tab/>case 6:</text:p>
      <text:p text:style-name="P6"><text:soft-page-break/><text:tab/><text:tab/><text:tab/>printf("June: 30 days\n");</text:p>
      <text:p text:style-name="P6"><text:tab/><text:tab/><text:tab/>break;</text:p>
      <text:p text:style-name="P6"><text:tab/><text:tab/>case 7:</text:p>
      <text:p text:style-name="P6"><text:tab/><text:tab/><text:tab/>printf("July: 31 days\n");</text:p>
      <text:p text:style-name="P6"><text:tab/><text:tab/><text:tab/>break;</text:p>
      <text:p text:style-name="P6"><text:tab/><text:tab/>case 8:</text:p>
      <text:p text:style-name="P6"><text:tab/><text:tab/><text:tab/>printf("August: 31 days\n");</text:p>
      <text:p text:style-name="P6"><text:tab/><text:tab/><text:tab/>break;</text:p>
      <text:p text:style-name="P6"><text:tab/><text:tab/>case 9:</text:p>
      <text:p text:style-name="P6"><text:tab/><text:tab/><text:tab/>printf("September: 30 days\n");</text:p>
      <text:p text:style-name="P6"><text:tab/><text:tab/><text:tab/>break;</text:p>
      <text:p text:style-name="P6"><text:tab/><text:tab/>case 10:</text:p>
      <text:p text:style-name="P6"><text:tab/><text:tab/><text:tab/>printf("October: 31 days\n");</text:p>
      <text:p text:style-name="P6"><text:tab/><text:tab/><text:tab/>break;</text:p>
      <text:p text:style-name="P6"><text:tab/><text:tab/>case 11:</text:p>
      <text:p text:style-name="P6"><text:tab/><text:tab/><text:tab/>printf("November: 30 days\n");</text:p>
      <text:p text:style-name="P6"><text:tab/><text:tab/><text:tab/>break;</text:p>
      <text:p text:style-name="P6"><text:tab/><text:tab/>case 12:</text:p>
      <text:p text:style-name="P6"><text:tab/><text:tab/><text:tab/>printf("December: 31 days\n");</text:p>
      <text:p text:style-name="P6"><text:tab/><text:tab/><text:tab/>break;</text:p>
      <text:p text:style-name="P6"><text:tab/><text:tab/>default:</text:p>
      <text:p text:style-name="P6"><text:tab/><text:tab/><text:tab/>printf("Invalid Input\n");</text:p>
      <text:p text:style-name="P6"><text:tab/>}</text:p>
      <text:p text:style-name="P6">}</text:p>
      <text:p text:style-name="P2">Program 3:</text:p>
      <text:p text:style-name="P5">#include &lt;stdio.h&gt;</text:p>
      <text:p text:style-name="P5">int main(){</text:p>
      <text:p text:style-name="P5"><text:tab/>printf("Enter the number: \n");</text:p>
      <text:p text:style-name="P5"><text:tab/>int number = 0;</text:p>
      <text:p text:style-name="P5"><text:tab/>scanf("%d", &amp;number);</text:p>
      <text:p text:style-name="P5"><text:tab/>if(number % 2 == 0)</text:p>
      <text:p text:style-name="P5"><text:tab/><text:tab/>printf("Even Number\n");</text:p>
      <text:p text:style-name="P5"><text:tab/>else</text:p>
      <text:p text:style-name="P5"><text:tab/><text:tab/>printf("Odd Number\n");</text:p>
      <text:p text:style-name="P5">}</text:p>
      <text:p text:style-name="P2">Program 4:</text:p>
      <text:p text:style-name="P6">#include &lt;stdio.h&gt;</text:p>
      <text:p text:style-name="P6">int main(){</text:p>
      <text:p text:style-name="P6"><text:tab/>printf("Enter the number of seconds: \n");</text:p>
      <text:p text:style-name="P6"><text:tab/>int number = 0;</text:p>
      <text:p text:style-name="P6"><text:tab/>scanf("%d", &amp;number);</text:p>
      <text:p text:style-name="P6"><text:tab/>if(number &lt;= 59){</text:p>
      <text:p text:style-name="P6"><text:tab/><text:tab/>if(number &lt;= 30)</text:p>
      <text:p text:style-name="P6"><text:tab/><text:tab/><text:tab/>printf("Ligth is: Red\n");</text:p>
      <text:p text:style-name="P6"><text:tab/><text:tab/>else if(number &lt;= 35)</text:p>
      <text:p text:style-name="P6"><text:tab/><text:tab/><text:tab/>printf("Light is: Yellow\n");</text:p>
      <text:p text:style-name="P6"><text:tab/><text:tab/>else</text:p>
      <text:p text:style-name="P6"><text:tab/><text:tab/><text:tab/>printf("Light is: Green\n");</text:p>
      <text:p text:style-name="P6"><text:tab/>}</text:p>
      <text:p text:style-name="P6"><text:tab/>else</text:p>
      <text:p text:style-name="P6"><text:soft-page-break/><text:tab/><text:tab/>printf("Invalid Input\n");</text:p>
      <text:p text:style-name="P6">}</text:p>
      <text:p text:style-name="P2">Program 5:</text:p>
      <text:p text:style-name="P6">#include &lt;stdio.h&gt;</text:p>
      <text:p text:style-name="P6">int main(){</text:p>
      <text:p text:style-name="P6"><text:tab/>printf("Enter the temperature: \n");</text:p>
      <text:p text:style-name="P6"><text:tab/>int number = 0;</text:p>
      <text:p text:style-name="P6"><text:tab/>scanf("%d", &amp;number);</text:p>
      <text:p text:style-name="P6"><text:tab/>if(number &gt;= 100)</text:p>
      <text:p text:style-name="P6"><text:tab/><text:tab/>printf("It is Hot\n");</text:p>
      <text:p text:style-name="P6"><text:tab/>else if(number &gt;= 70)</text:p>
      <text:p text:style-name="P6"><text:tab/><text:tab/>printf("It is warm\n");</text:p>
      <text:p text:style-name="P6"><text:tab/>else if(number &gt;= 45)</text:p>
      <text:p text:style-name="P6"><text:tab/><text:tab/>printf("It is cool\n");</text:p>
      <text:p text:style-name="P6"><text:tab/>else</text:p>
      <text:p text:style-name="P6"><text:tab/><text:tab/>printf("It is cold\n");</text:p>
      <text:p text:style-name="P6"><text:tab/>return 0;</text:p>
      <text:p text:style-name="P6">}</text:p>
      <text:p text:style-name="P2"/>
      <text:p text:style-name="P3">Program 6:</text:p>
      <text:p text:style-name="P7">#include &lt;stdio.h&gt;</text:p>
      <text:p text:style-name="P7">int main(){</text:p>
      <text:p text:style-name="P7"><text:tab/>printf("Enter the Number: \n");</text:p>
      <text:p text:style-name="P7"><text:tab/>int number = 0;</text:p>
      <text:p text:style-name="P7"><text:tab/>scanf("%d", &amp;number);</text:p>
      <text:p text:style-name="P7"><text:tab/>if(number % 2 ==0 &amp;&amp; number % 3==0)</text:p>
      <text:p text:style-name="P7"><text:tab/><text:tab/>printf("It is divisble by both 2 and 3\n");</text:p>
      <text:p text:style-name="P7"><text:tab/>else if(number % 2 ==0)</text:p>
      <text:p text:style-name="P7"><text:tab/><text:tab/>printf("It is divisible by 2 only\n");</text:p>
      <text:p text:style-name="P7"><text:tab/>else</text:p>
      <text:p text:style-name="P7"><text:tab/><text:tab/>printf("It is divisble by 3 only\n");</text:p>
      <text:p text:style-name="P7"><text:tab/>return 0;</text:p>
      <text:p text:style-name="P7">}</text:p>
      <text:p text:style-name="P3">Program 7:</text:p>
      <text:p text:style-name="P7">#include &lt;stdio.h&gt;</text:p>
      <text:p text:style-name="P7">int main(){</text:p>
      <text:p text:style-name="P7"><text:tab/>printf("Enter two numbers seperated by spaces: \n");</text:p>
      <text:p text:style-name="P7"><text:tab/>int x,y;</text:p>
      <text:p text:style-name="P7"><text:tab/>scanf("%d %d", &amp;x, &amp;y);</text:p>
      <text:p text:style-name="P7"><text:tab/>printf("Enter the operation: \n");</text:p>
      <text:p text:style-name="P7"><text:tab/>char ch;</text:p>
      <text:p text:style-name="P7"><text:tab/>getchar();</text:p>
      <text:p text:style-name="P7"><text:tab/>scanf("%c", &amp;ch);</text:p>
      <text:p text:style-name="P7"><text:tab/>switch(ch){</text:p>
      <text:p text:style-name="P7"><text:tab/><text:tab/>case '+':</text:p>
      <text:p text:style-name="P7"><text:tab/><text:tab/><text:tab/>printf("Answer is: %d\n",x+y);</text:p>
      <text:p text:style-name="P7"><text:tab/><text:tab/><text:tab/>break;</text:p>
      <text:p text:style-name="P7"><text:soft-page-break/><text:tab/><text:tab/>case '-':</text:p>
      <text:p text:style-name="P7"><text:tab/><text:tab/><text:tab/>printf("Answer is: %d\n",x-y);</text:p>
      <text:p text:style-name="P7"><text:tab/><text:tab/><text:tab/>break;</text:p>
      <text:p text:style-name="P7"><text:tab/><text:tab/>case '/':</text:p>
      <text:p text:style-name="P7"><text:tab/><text:tab/><text:tab/>printf("Answer is: %.2f\n",(float)x/y);</text:p>
      <text:p text:style-name="P7"><text:tab/><text:tab/><text:tab/>break;</text:p>
      <text:p text:style-name="P7"><text:tab/><text:tab/>case '*':</text:p>
      <text:p text:style-name="P7"><text:tab/><text:tab/><text:tab/>printf("Answer is: %d\n",x*y);</text:p>
      <text:p text:style-name="P7"><text:tab/><text:tab/><text:tab/>break;</text:p>
      <text:p text:style-name="P7"><text:tab/><text:tab/>default:</text:p>
      <text:p text:style-name="P7"><text:tab/><text:tab/><text:tab/>printf("Invalid operator\n");</text:p>
      <text:p text:style-name="P7"><text:tab/>}</text:p>
      <text:p text:style-name="P7"><text:tab/>return 0;</text:p>
      <text:p text:style-name="P7">}</text:p>
      <text:p text:style-name="P3">Program 8:</text:p>
      <text:p text:style-name="P7">#include &lt;stdio.h&gt;</text:p>
      <text:p text:style-name="P7">int main(){</text:p>
      <text:p text:style-name="P7"><text:tab/>printf("Enter weight in kg and height in meter seperated by spaces: \n");</text:p>
      <text:p text:style-name="P7"><text:tab/>float w,h;</text:p>
      <text:p text:style-name="P7"><text:tab/>scanf("%f %f", &amp;w, &amp;h);</text:p>
      <text:p text:style-name="P7"><text:tab/>float bmi = w/<text:span text:style-name="T1">(</text:span>h*<text:span text:style-name="T1">h)</text:span>;</text:p>
      <text:p text:style-name="P7"><text:tab/>if (bmi &gt;30)</text:p>
      <text:p text:style-name="P7"><text:tab/><text:tab/>printf("You are Obese \n");</text:p>
      <text:p text:style-name="P7"><text:tab/>else if(bmi &gt;= 25)</text:p>
      <text:p text:style-name="P7"><text:tab/><text:tab/>printf("You are overweight\n");</text:p>
      <text:p text:style-name="P7"><text:tab/>else if(bmi &gt;= 18.5)</text:p>
      <text:p text:style-name="P7"><text:tab/><text:tab/>printf("Your Weight is Normal\n");</text:p>
      <text:p text:style-name="P7"><text:tab/>else</text:p>
      <text:p text:style-name="P7"><text:tab/><text:tab/>printf("You are underweight\n");</text:p>
      <text:p text:style-name="P7"><text:tab/>return 0;</text:p>
      <text:p text:style-name="P7">}</text:p>
      <text:p text:style-name="P7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4T15:32:24.242071365</meta:creation-date>
    <dc:date>2025-02-24T16:42:30.579169048</dc:date>
    <meta:editing-duration>PT12M1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4" meta:paragraph-count="170" meta:word-count="443" meta:character-count="3129" meta:non-whitespace-character-count="2607"/>
  </office:meta>
</office:document-meta>
</file>